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fo:line-height="0.459cm">
        <style:tab-stops/>
      </style:paragraph-properties>
    </style:style>
    <style:style style:name="P15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8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line-height="0.459cm" style:snap-to-layout-grid="false"/>
    </style:style>
    <style:style style:name="P20" style:family="paragraph" style:parent-style-name="Prénom_20_NOM">
      <style:text-properties fo:font-weight="normal" style:font-weight-asian="normal"/>
    </style:style>
    <style:style style:name="P21" style:family="paragraph" style:parent-style-name="Prénom_20_NOM">
      <style:text-properties fo:font-weight="normal" style:font-weight-asian="normal" style:font-weight-complex="bold"/>
    </style:style>
    <style:style style:name="P22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<text:user-field-get text:name="dossierep_personne_qual"/> <text:user-field-get text:name="dossierep_personne_prenom"/> <text:user-field-get text:name="dossierep_personne_nom"/></text:p>
            <text:p text:style-name="P9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19"><text:span text:style-name="T3"><text:user-field-get text:name="dossierep_personne_foyer_adressefoyer_0_adresse_codepos"/></text:span><text:span text:style-name="T3"> </text:span><text:span text:style-name="T3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28_2069947527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40_2069947527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48_2069947527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57_2069947527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2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><text:user-field-get text:name="dossierep_personne_qual"/>,</text:p>
      <text:p text:style-name="P10"/>
      <text:p text:style-name="P10">Comme je vous l’indiquai dans mon courrier du <text:user-field-get style:data-style-name="N36" text:name="passagecommissionep_impressionconvocation">30/12/1899</text:user-field-get>, l’équipe pluridisciplinaire a examiné votre situation.</text:p>
      <text:p text:style-name="P10"/>
      <text:p text:style-name="P10">L’équipe pluridisciplinaire a décidé de vous accorder un délai supplémentaire d’un mois. Elle vous invite à prendre contact avec le :</text:p>
      <text:p text:style-name="P10"/>
      <text:p text:style-name="P11">DEFI</text:p>
      <text:p text:style-name="P11">59 Boulevard Bargue 93370 MONTFERMEIL</text:p>
      <text:p text:style-name="P11">Tél : 01.41.70.32.86</text:p>
      <text:p text:style-name="P10"/>
      <text:p text:style-name="P10">afin de rédiger un contrat d’engagement réciproque. Sans contrat de votre part avant le <text:s text:c="26"/>, votre dossier repassera en commission et vous vous exposez à une réduction de votre allocation RSA.</text:p>
      <text:p text:style-name="P10"/>
      <text:p text:style-name="P16">Je reste à votre entière disposition pour tout renseignement complémentaire.</text:p>
      <text:p text:style-name="P10"/>
      <text:p text:style-name="P12">Je vous prie d’agréer, <text:user-field-get text:name="dossierep_personne_qual"/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21">Chef de Bureau Adjointe de l’Accès </text:p>
      <text:p text:style-name="P20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05-25T15:44:52</dc:date>
    <meta:print-date>2011-03-28T11:59:00</meta:print-date>
    <meta:editing-cycles>8</meta:editing-cycles>
    <meta:editing-duration>PT45M42S</meta:editing-duration>
    <meta:generator>LibreOffice/3.3$Linux LibreOffice_project/330m19$Build-202</meta:generator>
    <meta:document-statistic meta:table-count="1" meta:image-count="0" meta:object-count="0" meta:page-count="1" meta:paragraph-count="23" meta:word-count="142" meta:character-count="902"/>
    <meta:user-defined meta:name="Info 1"/>
    <meta:user-defined meta:name="Info 2"/>
    <meta:user-defined meta:name="Info 3"/>
    <meta:user-defined meta:name="Info 4"/>
  </office:meta>
</office:document-meta>
</file>